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3.73cm" fo:min-width="7.48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horizontal-align="right" draw:textarea-vertical-align="top" draw:auto-grow-height="false" fo:min-height="9.73cm" fo:min-width="18.48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none" draw:textarea-horizontal-align="right" draw:textarea-vertical-align="bottom" draw:auto-grow-height="false" fo:min-height="9.73cm" fo:min-width="18.48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2.73cm" fo:min-width="16.48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5.627cm"/>
    </style:style>
    <style:style style:name="gr6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2.73cm" fo:min-width="7.48cm" fo:padding-top="0.135cm" fo:padding-bottom="0.135cm" fo:padding-left="0.26cm" fo:padding-right="0.26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width="0.02cm" svg:stroke-color="#000000" draw:marker-start-width="0.23cm" draw:marker-end-width="0.23cm" draw:fill="none" draw:textarea-horizontal-align="right" draw:textarea-vertical-align="bottom" draw:auto-grow-height="false" fo:min-height="7.83cm" fo:min-width="17.48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8cm" svg:height="4cm" svg:x="2cm" svg:y="3cm">
          <text:p text:style-name="P1">ПО</text:p>
          <text:p text:style-name="P1">для работы с файлами</text:p>
          <text:p text:style-name="P1">(<text:span text:style-name="T1">ls, cat,</text:span><text:span text:style-name="T1"><text:line-break/></text:span><text:span text:style-name="T1">touch, printf</text:span>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0cm" svg:x="1cm" svg:y="1cm">
          <text:p text:style-name="P1">Пространство пользователя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10cm" svg:x="1cm" svg:y="13cm">
          <text:p text:style-name="P1">Пространство ядра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7cm" svg:height="3cm" svg:x="2cm" svg:y="19cm">
            <text:p text:style-name="P1">saltf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" draw:layer="layout" svg:width="4.327cm" svg:height="0.962cm" svg:x="14.6cm" svg:y="21.038cm">
            <draw:text-box>
              <text:p text:style-name="P1">Модуль ядра</text:p>
            </draw:text-box>
          </draw:frame>
        </draw:g>
        <draw:custom-shape draw:style-name="gr6" draw:text-style-name="P1" xml:id="id2" draw:id="id2" draw:layer="layout" svg:width="8cm" svg:height="3cm" svg:x="2cm" svg:y="14cm">
          <text:p text:style-name="P1">Virtual File System (VFS)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cm" svg:y1="7cm" svg:x2="6cm" svg:y2="14cm" draw:start-shape="id1" draw:start-glue-point="2" draw:end-shape="id2" draw:end-glue-point="0" svg:d="M6000 7000v7000" svg:viewBox="0 0 1 7001">
          <text:p/>
        </draw:connector>
        <draw:custom-shape draw:style-name="gr1" draw:text-style-name="P1" draw:layer="layout" svg:width="8cm" svg:height="4cm" svg:x="11cm" svg:y="3cm">
          <text:p text:style-name="P1">Sal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cm" svg:y1="17cm" svg:x2="6cm" svg:y2="19cm">
          <text:p/>
        </draw:line>
        <draw:line draw:style-name="gr8" draw:text-style-name="P1" draw:layer="layout" svg:x1="15cm" svg:y1="7cm" svg:x2="15cm" svg:y2="19cm">
          <text:p/>
        </draw:line>
        <draw:custom-shape draw:style-name="gr9" draw:text-style-name="P1" draw:layer="layout" svg:width="18cm" svg:height="8.1cm" svg:x="1.5cm" svg:y="2.5cm">
          <text:p text:style-name="P2">Командная<text:line-break/>оболочка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mas  Inflianskas</meta:initial-creator>
    <meta:creation-date>2015-01-11T22:02:07.690408699</meta:creation-date>
    <dc:date>2015-01-11T22:28:03.715485696</dc:date>
    <dc:creator>Romas  Inflianskas</dc:creator>
    <meta:editing-duration>PT10M10S</meta:editing-duration>
    <meta:editing-cycles>2</meta:editing-cycles>
    <meta:generator>LibreOffice/4.3.5.2.0$Linux_X86_64 LibreOffice_project/430m0$Build-2</meta:generator>
    <meta:document-statistic meta:object-count="12"/>
  </office:meta>
</office:document-meta>
</file>